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1"/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>
        <table:iteration table:steps="1000"/>
      </table:calculation-settings>
      <table:table table:name="Blatt 9" table:style-name="ta1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Aufgabe 9.1</text:p>
          </table:table-cell>
          <table:table-cell table:style-name="ce5" table:formula="of:=(SQRT(5)-1)/2" office:value-type="float" office:value="0.618033988749895" calcext:value-type="float">
            <text:p>x = 0,6180</text:p>
          </table:table-cell>
          <table:table-cell table:style-name="ce6" office:value-type="float" office:value="1000" calcext:value-type="float">
            <text:p>m = 1.0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5" office:value-type="string" calcext:value-type="string">
            <text:p>sx</text:p>
          </table:table-cell>
          <table:table-cell table:style-name="ce6" office:value-type="string" calcext:value-type="string">
            <text:p>m(sx%1)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3" table:formula="of:=[.A3]*[.$B$1]" office:value-type="float" office:value="37.7000733137436" calcext:value-type="float">
            <text:p>37,7000733137436</text:p>
          </table:table-cell>
          <table:table-cell table:style-name="ce3" table:formula="of:=([.B3]-INT([.B3]))*[.$C$1]" office:value-type="float" office:value="700.073313743587" calcext:value-type="float">
            <text:p>700,073313743587</text:p>
          </table:table-cell>
          <table:table-cell table:style-name="ce4" table:formula="of:=INT([.C3])" office:value-type="float" office:value="700" calcext:value-type="float">
            <text:p>700</text:p>
          </table:table-cell>
          <table:table-cell table:number-columns-repeated="1020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3" table:formula="of:=[.A4]*[.$B$1]" office:value-type="float" office:value="38.3181073024935" calcext:value-type="float">
            <text:p>38,3181073024935</text:p>
          </table:table-cell>
          <table:table-cell table:style-name="ce3" table:formula="of:=([.B4]-INT([.B4]))*[.$C$1]" office:value-type="float" office:value="318.107302493487" calcext:value-type="float">
            <text:p>318,107302493487</text:p>
          </table:table-cell>
          <table:table-cell table:style-name="ce4" table:formula="of:=INT([.C4])" office:value-type="float" office:value="318" calcext:value-type="float">
            <text:p>318</text:p>
          </table:table-cell>
          <table:table-cell table:number-columns-repeated="10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3" table:formula="of:=[.A5]*[.$B$1]" office:value-type="float" office:value="38.9361412912434" calcext:value-type="float">
            <text:p>38,9361412912434</text:p>
          </table:table-cell>
          <table:table-cell table:style-name="ce3" table:formula="of:=([.B5]-INT([.B5]))*[.$C$1]" office:value-type="float" office:value="936.141291243381" calcext:value-type="float">
            <text:p>936,141291243381</text:p>
          </table:table-cell>
          <table:table-cell table:style-name="ce4" table:formula="of:=INT([.C5])" office:value-type="float" office:value="936" calcext:value-type="float">
            <text:p>936</text:p>
          </table:table-cell>
          <table:table-cell table:number-columns-repeated="1020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3" table:formula="of:=[.A6]*[.$B$1]" office:value-type="float" office:value="39.5541752799933" calcext:value-type="float">
            <text:p>39,5541752799933</text:p>
          </table:table-cell>
          <table:table-cell table:style-name="ce3" table:formula="of:=([.B6]-INT([.B6]))*[.$C$1]" office:value-type="float" office:value="554.175279993274" calcext:value-type="float">
            <text:p>554,175279993274</text:p>
          </table:table-cell>
          <table:table-cell table:style-name="ce4" table:formula="of:=INT([.C6])" office:value-type="float" office:value="554" calcext:value-type="float">
            <text:p>554</text:p>
          </table:table-cell>
          <table:table-cell table:number-columns-repeated="10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" table:formula="of:=[.A7]*[.$B$1]" office:value-type="float" office:value="40.1722092687432" calcext:value-type="float">
            <text:p>40,1722092687432</text:p>
          </table:table-cell>
          <table:table-cell table:style-name="ce3" table:formula="of:=([.B7]-INT([.B7]))*[.$C$1]" office:value-type="float" office:value="172.209268743167" calcext:value-type="float">
            <text:p>172,209268743167</text:p>
          </table:table-cell>
          <table:table-cell table:style-name="ce4" table:formula="of:=INT([.C7])"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fgabe 9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 (n, 1/m) ({k}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ch wähle aus m Tabellenzellen n mal unabhängig zufällig eine aus </text:p>
            <text:p>und berechne die Wahrscheinlichkeit, </text:p>
            <text:p>Exakt k mal die erste Zelle zu erwischen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fgabe 9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echne maximalen Wert pro Gewicht, stopfe Rucksack nur mit diesem Objekt voll. Restar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sofern Wert positiv, sonst leerer Rucksack)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eser Algo kann ganzzahlig schlecht werden, Beispiel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Wert</text:p>
          </table:table-cell>
          <table:table-cell table:style-name="ce3" office:value-type="string" calcext:value-type="string">
            <text:p>Gewicht</text:p>
          </table:table-cell>
          <table:table-cell table:style-name="ce3" office:value-type="string" calcext:value-type="string">
            <text:p>Wert/Gewicht</text:p>
          </table:table-cell>
          <table:table-cell table:style-name="ce3" office:value-type="string" calcext:value-type="string">
            <text:p>Algo take</text:p>
          </table:table-cell>
          <table:table-cell table:style-name="ce3" office:value-type="string" calcext:value-type="string">
            <text:p>Best take</text:p>
          </table:table-cell>
          <table:table-cell table:style-name="ce3" office:value-type="string" calcext:value-type="string">
            <text:p>Algo partial</text:p>
          </table:table-cell>
          <table:table-cell table:style-name="ce3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7" office:value-type="percentage" office:value="0.51" calcext:value-type="percentage">
            <text:p>51,00 %</text:p>
          </table:table-cell>
          <table:table-cell table:formula="of:=[.B19]/[.C19]" office:value-type="float" office:value="196.078431372549" calcext:value-type="float">
            <text:p>196,0784313725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style-name="ce7" office:value-type="percentage" office:value="0.5" calcext:value-type="percentage">
            <text:p>50,00 %</text:p>
          </table:table-cell>
          <table:table-cell table:formula="of:=[.B20]/[.C20]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(1-[.C19])/[.C20]" office:value-type="float" office:value="0.98" calcext:value-type="float">
            <text:p>0,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style-name="ce7" office:value-type="percentage" office:value="0.495" calcext:value-type="percentage">
            <text:p>49,50 %</text:p>
          </table:table-cell>
          <table:table-cell table:formula="of:=[.B21]/[.C21]" office:value-type="float" office:value="195.959595959596" calcext:value-type="float">
            <text:p>195,959595959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Algo We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PRODUCT([.E19:.E21];[.$B19:.$B21])" office:value-type="float" office:value="100" calcext:value-type="float">
            <text:p>100</text:p>
          </table:table-cell>
          <table:table-cell table:formula="of:=SUMPRODUCT([.F19:.F21];[.$B19:.$B21])" office:value-type="float" office:value="195" calcext:value-type="float">
            <text:p>195</text:p>
          </table:table-cell>
          <table:table-cell table:formula="of:=SUMPRODUCT([.G19:.G21];[.$B19:.$B21])" office:value-type="float" office:value="196.04" calcext:value-type="float">
            <text:p>196,04</text:p>
          </table:table-cell>
          <table:table-cell table:number-columns-repeated="1017"/>
        </table:table-row>
      </table:table>
      <table:table table:name="IndexVerteilungQuadratischeIde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dex wird 3*Versuch² + 1*Versuch weiterverschoben, also 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%11</text:p>
          </table:table-cell>
          <table:table-cell office:value-type="string" calcext:value-type="string">
            <text:p>#Feld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*[.A3]*3+[.A3]" office:value-type="float" office:value="0" calcext:value-type="float">
            <text:p>0</text:p>
          </table:table-cell>
          <table:table-cell table:formula="of:=MOD([.B3];1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*[.A4]*3+[.A4]" office:value-type="float" office:value="4" calcext:value-type="float">
            <text:p>4</text:p>
          </table:table-cell>
          <table:table-cell table:formula="of:=MOD([.B4];11)" office:value-type="float" office:value="4" calcext:value-type="float">
            <text:p>4</text:p>
          </table:table-cell>
          <table:table-cell table:formula="of:=IF(COUNTIF([.C$3:.C3];[.C4])&gt;0;[.D3];[.D3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*[.A5]*3+[.A5]" office:value-type="float" office:value="14" calcext:value-type="float">
            <text:p>14</text:p>
          </table:table-cell>
          <table:table-cell table:formula="of:=MOD([.B5];11)" office:value-type="float" office:value="3" calcext:value-type="float">
            <text:p>3</text:p>
          </table:table-cell>
          <table:table-cell table:formula="of:=IF(COUNTIF([.C$3:.C4];[.C5])&gt;0;[.D4];[.D4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]*[.A6]*3+[.A6]" office:value-type="float" office:value="30" calcext:value-type="float">
            <text:p>30</text:p>
          </table:table-cell>
          <table:table-cell table:formula="of:=MOD([.B6];11)" office:value-type="float" office:value="8" calcext:value-type="float">
            <text:p>8</text:p>
          </table:table-cell>
          <table:table-cell table:formula="of:=IF(COUNTIF([.C$3:.C5];[.C6])&gt;0;[.D5];[.D5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]*[.A7]*3+[.A7]" office:value-type="float" office:value="52" calcext:value-type="float">
            <text:p>52</text:p>
          </table:table-cell>
          <table:table-cell table:formula="of:=MOD([.B7];11)" office:value-type="float" office:value="8" calcext:value-type="float">
            <text:p>8</text:p>
          </table:table-cell>
          <table:table-cell table:formula="of:=IF(COUNTIF([.C$3:.C6];[.C7])&gt;0;[.D6];[.D6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8]*[.A8]*3+[.A8]" office:value-type="float" office:value="80" calcext:value-type="float">
            <text:p>80</text:p>
          </table:table-cell>
          <table:table-cell table:formula="of:=MOD([.B8];11)" office:value-type="float" office:value="3" calcext:value-type="float">
            <text:p>3</text:p>
          </table:table-cell>
          <table:table-cell table:formula="of:=IF(COUNTIF([.C$3:.C7];[.C8])&gt;0;[.D7];[.D7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9]*[.A9]*3+[.A9]" office:value-type="float" office:value="114" calcext:value-type="float">
            <text:p>114</text:p>
          </table:table-cell>
          <table:table-cell table:formula="of:=MOD([.B9];11)" office:value-type="float" office:value="4" calcext:value-type="float">
            <text:p>4</text:p>
          </table:table-cell>
          <table:table-cell table:formula="of:=IF(COUNTIF([.C$3:.C8];[.C9])&gt;0;[.D8];[.D8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0]*[.A10]*3+[.A10]" office:value-type="float" office:value="154" calcext:value-type="float">
            <text:p>154</text:p>
          </table:table-cell>
          <table:table-cell table:formula="of:=MOD([.B10];11)" office:value-type="float" office:value="0" calcext:value-type="float">
            <text:p>0</text:p>
          </table:table-cell>
          <table:table-cell table:formula="of:=IF(COUNTIF([.C$3:.C9];[.C10])&gt;0;[.D9];[.D9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1]*[.A11]*3+[.A11]" office:value-type="float" office:value="200" calcext:value-type="float">
            <text:p>200</text:p>
          </table:table-cell>
          <table:table-cell table:formula="of:=MOD([.B11];11)" office:value-type="float" office:value="2" calcext:value-type="float">
            <text:p>2</text:p>
          </table:table-cell>
          <table:table-cell table:formula="of:=IF(COUNTIF([.C$3:.C10];[.C11])&gt;0;[.D10];[.D10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2]*[.A12]*3+[.A12]" office:value-type="float" office:value="252" calcext:value-type="float">
            <text:p>252</text:p>
          </table:table-cell>
          <table:table-cell table:formula="of:=MOD([.B12];11)" office:value-type="float" office:value="10" calcext:value-type="float">
            <text:p>10</text:p>
          </table:table-cell>
          <table:table-cell table:formula="of:=IF(COUNTIF([.C$3:.C11];[.C12])&gt;0;[.D11];[.D11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*[.A13]*3+[.A13]" office:value-type="float" office:value="310" calcext:value-type="float">
            <text:p>310</text:p>
          </table:table-cell>
          <table:table-cell table:formula="of:=MOD([.B13];11)" office:value-type="float" office:value="2" calcext:value-type="float">
            <text:p>2</text:p>
          </table:table-cell>
          <table:table-cell table:formula="of:=IF(COUNTIF([.C$3:.C12];[.C13])&gt;0;[.D12];[.D12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4]*[.A14]*3+[.A14]" office:value-type="float" office:value="374" calcext:value-type="float">
            <text:p>374</text:p>
          </table:table-cell>
          <table:table-cell table:formula="of:=MOD([.B14];11)" office:value-type="float" office:value="0" calcext:value-type="float">
            <text:p>0</text:p>
          </table:table-cell>
          <table:table-cell table:formula="of:=IF(COUNTIF([.C$3:.C13];[.C14])&gt;0;[.D13];[.D13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5]*[.A15]*3+[.A15]" office:value-type="float" office:value="444" calcext:value-type="float">
            <text:p>444</text:p>
          </table:table-cell>
          <table:table-cell table:formula="of:=MOD([.B15];11)" office:value-type="float" office:value="4" calcext:value-type="float">
            <text:p>4</text:p>
          </table:table-cell>
          <table:table-cell table:formula="of:=IF(COUNTIF([.C$3:.C14];[.C15])&gt;0;[.D14];[.D14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6]*[.A16]*3+[.A16]" office:value-type="float" office:value="520" calcext:value-type="float">
            <text:p>520</text:p>
          </table:table-cell>
          <table:table-cell table:formula="of:=MOD([.B16];11)" office:value-type="float" office:value="3" calcext:value-type="float">
            <text:p>3</text:p>
          </table:table-cell>
          <table:table-cell table:formula="of:=IF(COUNTIF([.C$3:.C15];[.C16])&gt;0;[.D15];[.D15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7]*[.A17]*3+[.A17]" office:value-type="float" office:value="602" calcext:value-type="float">
            <text:p>602</text:p>
          </table:table-cell>
          <table:table-cell table:formula="of:=MOD([.B17];11)" office:value-type="float" office:value="8" calcext:value-type="float">
            <text:p>8</text:p>
          </table:table-cell>
          <table:table-cell table:formula="of:=IF(COUNTIF([.C$3:.C16];[.C17])&gt;0;[.D16];[.D16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8]*[.A18]*3+[.A18]" office:value-type="float" office:value="690" calcext:value-type="float">
            <text:p>690</text:p>
          </table:table-cell>
          <table:table-cell table:formula="of:=MOD([.B18];11)" office:value-type="float" office:value="8" calcext:value-type="float">
            <text:p>8</text:p>
          </table:table-cell>
          <table:table-cell table:formula="of:=IF(COUNTIF([.C$3:.C17];[.C18])&gt;0;[.D17];[.D17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9]*[.A19]*3+[.A19]" office:value-type="float" office:value="784" calcext:value-type="float">
            <text:p>784</text:p>
          </table:table-cell>
          <table:table-cell table:formula="of:=MOD([.B19];11)" office:value-type="float" office:value="3" calcext:value-type="float">
            <text:p>3</text:p>
          </table:table-cell>
          <table:table-cell table:formula="of:=IF(COUNTIF([.C$3:.C18];[.C19])&gt;0;[.D18];[.D18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0]*[.A20]*3+[.A20]" office:value-type="float" office:value="884" calcext:value-type="float">
            <text:p>884</text:p>
          </table:table-cell>
          <table:table-cell table:formula="of:=MOD([.B20];11)" office:value-type="float" office:value="4" calcext:value-type="float">
            <text:p>4</text:p>
          </table:table-cell>
          <table:table-cell table:formula="of:=IF(COUNTIF([.C$3:.C19];[.C20])&gt;0;[.D19];[.D19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1]*[.A21]*3+[.A21]" office:value-type="float" office:value="990" calcext:value-type="float">
            <text:p>990</text:p>
          </table:table-cell>
          <table:table-cell table:formula="of:=MOD([.B21];11)" office:value-type="float" office:value="0" calcext:value-type="float">
            <text:p>0</text:p>
          </table:table-cell>
          <table:table-cell table:formula="of:=IF(COUNTIF([.C$3:.C20];[.C21])&gt;0;[.D20];[.D20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2]*[.A22]*3+[.A22]" office:value-type="float" office:value="1102" calcext:value-type="float">
            <text:p>1102</text:p>
          </table:table-cell>
          <table:table-cell table:formula="of:=MOD([.B22];11)" office:value-type="float" office:value="2" calcext:value-type="float">
            <text:p>2</text:p>
          </table:table-cell>
          <table:table-cell table:formula="of:=IF(COUNTIF([.C$3:.C21];[.C22])&gt;0;[.D21];[.D21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3]*[.A23]*3+[.A23]" office:value-type="float" office:value="1220" calcext:value-type="float">
            <text:p>1220</text:p>
          </table:table-cell>
          <table:table-cell table:formula="of:=MOD([.B23];11)" office:value-type="float" office:value="10" calcext:value-type="float">
            <text:p>10</text:p>
          </table:table-cell>
          <table:table-cell table:formula="of:=IF(COUNTIF([.C$3:.C22];[.C23])&gt;0;[.D22];[.D22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4]*[.A24]*3+[.A24]" office:value-type="float" office:value="1344" calcext:value-type="float">
            <text:p>1344</text:p>
          </table:table-cell>
          <table:table-cell table:formula="of:=MOD([.B24];11)" office:value-type="float" office:value="2" calcext:value-type="float">
            <text:p>2</text:p>
          </table:table-cell>
          <table:table-cell table:formula="of:=IF(COUNTIF([.C$3:.C23];[.C24])&gt;0;[.D23];[.D23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5]*[.A25]*3+[.A25]" office:value-type="float" office:value="1474" calcext:value-type="float">
            <text:p>1474</text:p>
          </table:table-cell>
          <table:table-cell table:formula="of:=MOD([.B25];11)" office:value-type="float" office:value="0" calcext:value-type="float">
            <text:p>0</text:p>
          </table:table-cell>
          <table:table-cell table:formula="of:=IF(COUNTIF([.C$3:.C24];[.C25])&gt;0;[.D24];[.D24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6]*[.A26]*3+[.A26]" office:value-type="float" office:value="1610" calcext:value-type="float">
            <text:p>1610</text:p>
          </table:table-cell>
          <table:table-cell table:formula="of:=MOD([.B26];11)" office:value-type="float" office:value="4" calcext:value-type="float">
            <text:p>4</text:p>
          </table:table-cell>
          <table:table-cell table:formula="of:=IF(COUNTIF([.C$3:.C25];[.C26])&gt;0;[.D25];[.D25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7]*[.A27]*3+[.A27]" office:value-type="float" office:value="1752" calcext:value-type="float">
            <text:p>1752</text:p>
          </table:table-cell>
          <table:table-cell table:formula="of:=MOD([.B27];11)" office:value-type="float" office:value="3" calcext:value-type="float">
            <text:p>3</text:p>
          </table:table-cell>
          <table:table-cell table:formula="of:=IF(COUNTIF([.C$3:.C26];[.C27])&gt;0;[.D26];[.D26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8]*[.A28]*3+[.A28]" office:value-type="float" office:value="1900" calcext:value-type="float">
            <text:p>1900</text:p>
          </table:table-cell>
          <table:table-cell table:formula="of:=MOD([.B28];11)" office:value-type="float" office:value="8" calcext:value-type="float">
            <text:p>8</text:p>
          </table:table-cell>
          <table:table-cell table:formula="of:=IF(COUNTIF([.C$3:.C27];[.C28])&gt;0;[.D27];[.D27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9]*[.A29]*3+[.A29]" office:value-type="float" office:value="2054" calcext:value-type="float">
            <text:p>2054</text:p>
          </table:table-cell>
          <table:table-cell table:formula="of:=MOD([.B29];11)" office:value-type="float" office:value="8" calcext:value-type="float">
            <text:p>8</text:p>
          </table:table-cell>
          <table:table-cell table:formula="of:=IF(COUNTIF([.C$3:.C28];[.C29])&gt;0;[.D28];[.D28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]*[.A30]*3+[.A30]" office:value-type="float" office:value="2214" calcext:value-type="float">
            <text:p>2214</text:p>
          </table:table-cell>
          <table:table-cell table:formula="of:=MOD([.B30];11)" office:value-type="float" office:value="3" calcext:value-type="float">
            <text:p>3</text:p>
          </table:table-cell>
          <table:table-cell table:formula="of:=IF(COUNTIF([.C$3:.C29];[.C30])&gt;0;[.D29];[.D29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]*[.A31]*3+[.A31]" office:value-type="float" office:value="2380" calcext:value-type="float">
            <text:p>2380</text:p>
          </table:table-cell>
          <table:table-cell table:formula="of:=MOD([.B31];11)" office:value-type="float" office:value="4" calcext:value-type="float">
            <text:p>4</text:p>
          </table:table-cell>
          <table:table-cell table:formula="of:=IF(COUNTIF([.C$3:.C30];[.C31])&gt;0;[.D30];[.D30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]*[.A32]*3+[.A32]" office:value-type="float" office:value="2552" calcext:value-type="float">
            <text:p>2552</text:p>
          </table:table-cell>
          <table:table-cell table:formula="of:=MOD([.B32];11)" office:value-type="float" office:value="0" calcext:value-type="float">
            <text:p>0</text:p>
          </table:table-cell>
          <table:table-cell table:formula="of:=IF(COUNTIF([.C$3:.C31];[.C32])&gt;0;[.D31];[.D31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3]*[.A33]*3+[.A33]" office:value-type="float" office:value="2730" calcext:value-type="float">
            <text:p>2730</text:p>
          </table:table-cell>
          <table:table-cell table:formula="of:=MOD([.B33];11)" office:value-type="float" office:value="2" calcext:value-type="float">
            <text:p>2</text:p>
          </table:table-cell>
          <table:table-cell table:formula="of:=IF(COUNTIF([.C$3:.C32];[.C33])&gt;0;[.D32];[.D32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4]*[.A34]*3+[.A34]" office:value-type="float" office:value="2914" calcext:value-type="float">
            <text:p>2914</text:p>
          </table:table-cell>
          <table:table-cell table:formula="of:=MOD([.B34];11)" office:value-type="float" office:value="10" calcext:value-type="float">
            <text:p>10</text:p>
          </table:table-cell>
          <table:table-cell table:formula="of:=IF(COUNTIF([.C$3:.C33];[.C34])&gt;0;[.D33];[.D33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5]*[.A35]*3+[.A35]" office:value-type="float" office:value="3104" calcext:value-type="float">
            <text:p>3104</text:p>
          </table:table-cell>
          <table:table-cell table:formula="of:=MOD([.B35];11)" office:value-type="float" office:value="2" calcext:value-type="float">
            <text:p>2</text:p>
          </table:table-cell>
          <table:table-cell table:formula="of:=IF(COUNTIF([.C$3:.C34];[.C35])&gt;0;[.D34];[.D34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6]*[.A36]*3+[.A36]" office:value-type="float" office:value="3300" calcext:value-type="float">
            <text:p>3300</text:p>
          </table:table-cell>
          <table:table-cell table:formula="of:=MOD([.B36];11)" office:value-type="float" office:value="0" calcext:value-type="float">
            <text:p>0</text:p>
          </table:table-cell>
          <table:table-cell table:formula="of:=IF(COUNTIF([.C$3:.C35];[.C36])&gt;0;[.D35];[.D35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7]*[.A37]*3+[.A37]" office:value-type="float" office:value="3502" calcext:value-type="float">
            <text:p>3502</text:p>
          </table:table-cell>
          <table:table-cell table:formula="of:=MOD([.B37];11)" office:value-type="float" office:value="4" calcext:value-type="float">
            <text:p>4</text:p>
          </table:table-cell>
          <table:table-cell table:formula="of:=IF(COUNTIF([.C$3:.C36];[.C37])&gt;0;[.D36];[.D36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8]*[.A38]*3+[.A38]" office:value-type="float" office:value="3710" calcext:value-type="float">
            <text:p>3710</text:p>
          </table:table-cell>
          <table:table-cell table:formula="of:=MOD([.B38];11)" office:value-type="float" office:value="3" calcext:value-type="float">
            <text:p>3</text:p>
          </table:table-cell>
          <table:table-cell table:formula="of:=IF(COUNTIF([.C$3:.C37];[.C38])&gt;0;[.D37];[.D37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9]*[.A39]*3+[.A39]" office:value-type="float" office:value="3924" calcext:value-type="float">
            <text:p>3924</text:p>
          </table:table-cell>
          <table:table-cell table:formula="of:=MOD([.B39];11)" office:value-type="float" office:value="8" calcext:value-type="float">
            <text:p>8</text:p>
          </table:table-cell>
          <table:table-cell table:formula="of:=IF(COUNTIF([.C$3:.C38];[.C39])&gt;0;[.D38];[.D38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0]*[.A40]*3+[.A40]" office:value-type="float" office:value="4144" calcext:value-type="float">
            <text:p>4144</text:p>
          </table:table-cell>
          <table:table-cell table:formula="of:=MOD([.B40];11)" office:value-type="float" office:value="8" calcext:value-type="float">
            <text:p>8</text:p>
          </table:table-cell>
          <table:table-cell table:formula="of:=IF(COUNTIF([.C$3:.C39];[.C40])&gt;0;[.D39];[.D39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1]*[.A41]*3+[.A41]" office:value-type="float" office:value="4370" calcext:value-type="float">
            <text:p>4370</text:p>
          </table:table-cell>
          <table:table-cell table:formula="of:=MOD([.B41];11)" office:value-type="float" office:value="3" calcext:value-type="float">
            <text:p>3</text:p>
          </table:table-cell>
          <table:table-cell table:formula="of:=IF(COUNTIF([.C$3:.C40];[.C41])&gt;0;[.D40];[.D40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2]*[.A42]*3+[.A42]" office:value-type="float" office:value="4602" calcext:value-type="float">
            <text:p>4602</text:p>
          </table:table-cell>
          <table:table-cell table:formula="of:=MOD([.B42];11)" office:value-type="float" office:value="4" calcext:value-type="float">
            <text:p>4</text:p>
          </table:table-cell>
          <table:table-cell table:formula="of:=IF(COUNTIF([.C$3:.C41];[.C42])&gt;0;[.D41];[.D41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3]*[.A43]*3+[.A43]" office:value-type="float" office:value="4840" calcext:value-type="float">
            <text:p>4840</text:p>
          </table:table-cell>
          <table:table-cell table:formula="of:=MOD([.B43];11)" office:value-type="float" office:value="0" calcext:value-type="float">
            <text:p>0</text:p>
          </table:table-cell>
          <table:table-cell table:formula="of:=IF(COUNTIF([.C$3:.C42];[.C43])&gt;0;[.D42];[.D42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4]*[.A44]*3+[.A44]" office:value-type="float" office:value="5084" calcext:value-type="float">
            <text:p>5084</text:p>
          </table:table-cell>
          <table:table-cell table:formula="of:=MOD([.B44];11)" office:value-type="float" office:value="2" calcext:value-type="float">
            <text:p>2</text:p>
          </table:table-cell>
          <table:table-cell table:formula="of:=IF(COUNTIF([.C$3:.C43];[.C44])&gt;0;[.D43];[.D43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5]*[.A45]*3+[.A45]" office:value-type="float" office:value="5334" calcext:value-type="float">
            <text:p>5334</text:p>
          </table:table-cell>
          <table:table-cell table:formula="of:=MOD([.B45];11)" office:value-type="float" office:value="10" calcext:value-type="float">
            <text:p>10</text:p>
          </table:table-cell>
          <table:table-cell table:formula="of:=IF(COUNTIF([.C$3:.C44];[.C45])&gt;0;[.D44];[.D44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6]*[.A46]*3+[.A46]" office:value-type="float" office:value="5590" calcext:value-type="float">
            <text:p>5590</text:p>
          </table:table-cell>
          <table:table-cell table:formula="of:=MOD([.B46];11)" office:value-type="float" office:value="2" calcext:value-type="float">
            <text:p>2</text:p>
          </table:table-cell>
          <table:table-cell table:formula="of:=IF(COUNTIF([.C$3:.C45];[.C46])&gt;0;[.D45];[.D45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7]*[.A47]*3+[.A47]" office:value-type="float" office:value="5852" calcext:value-type="float">
            <text:p>5852</text:p>
          </table:table-cell>
          <table:table-cell table:formula="of:=MOD([.B47];11)" office:value-type="float" office:value="0" calcext:value-type="float">
            <text:p>0</text:p>
          </table:table-cell>
          <table:table-cell table:formula="of:=IF(COUNTIF([.C$3:.C46];[.C47])&gt;0;[.D46];[.D46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8]*[.A48]*3+[.A48]" office:value-type="float" office:value="6120" calcext:value-type="float">
            <text:p>6120</text:p>
          </table:table-cell>
          <table:table-cell table:formula="of:=MOD([.B48];11)" office:value-type="float" office:value="4" calcext:value-type="float">
            <text:p>4</text:p>
          </table:table-cell>
          <table:table-cell table:formula="of:=IF(COUNTIF([.C$3:.C47];[.C48])&gt;0;[.D47];[.D47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9]*[.A49]*3+[.A49]" office:value-type="float" office:value="6394" calcext:value-type="float">
            <text:p>6394</text:p>
          </table:table-cell>
          <table:table-cell table:formula="of:=MOD([.B49];11)" office:value-type="float" office:value="3" calcext:value-type="float">
            <text:p>3</text:p>
          </table:table-cell>
          <table:table-cell table:formula="of:=IF(COUNTIF([.C$3:.C48];[.C49])&gt;0;[.D48];[.D48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0]*[.A50]*3+[.A50]" office:value-type="float" office:value="6674" calcext:value-type="float">
            <text:p>6674</text:p>
          </table:table-cell>
          <table:table-cell table:formula="of:=MOD([.B50];11)" office:value-type="float" office:value="8" calcext:value-type="float">
            <text:p>8</text:p>
          </table:table-cell>
          <table:table-cell table:formula="of:=IF(COUNTIF([.C$3:.C49];[.C50])&gt;0;[.D49];[.D49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1]*[.A51]*3+[.A51]" office:value-type="float" office:value="6960" calcext:value-type="float">
            <text:p>6960</text:p>
          </table:table-cell>
          <table:table-cell table:formula="of:=MOD([.B51];11)" office:value-type="float" office:value="8" calcext:value-type="float">
            <text:p>8</text:p>
          </table:table-cell>
          <table:table-cell table:formula="of:=IF(COUNTIF([.C$3:.C50];[.C51])&gt;0;[.D50];[.D50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2]*[.A52]*3+[.A52]" office:value-type="float" office:value="7252" calcext:value-type="float">
            <text:p>7252</text:p>
          </table:table-cell>
          <table:table-cell table:formula="of:=MOD([.B52];11)" office:value-type="float" office:value="3" calcext:value-type="float">
            <text:p>3</text:p>
          </table:table-cell>
          <table:table-cell table:formula="of:=IF(COUNTIF([.C$3:.C51];[.C52])&gt;0;[.D51];[.D51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3]*[.A53]*3+[.A53]" office:value-type="float" office:value="7550" calcext:value-type="float">
            <text:p>7550</text:p>
          </table:table-cell>
          <table:table-cell table:formula="of:=MOD([.B53];11)" office:value-type="float" office:value="4" calcext:value-type="float">
            <text:p>4</text:p>
          </table:table-cell>
          <table:table-cell table:formula="of:=IF(COUNTIF([.C$3:.C52];[.C53])&gt;0;[.D52];[.D52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4]*[.A54]*3+[.A54]" office:value-type="float" office:value="7854" calcext:value-type="float">
            <text:p>7854</text:p>
          </table:table-cell>
          <table:table-cell table:formula="of:=MOD([.B54];11)" office:value-type="float" office:value="0" calcext:value-type="float">
            <text:p>0</text:p>
          </table:table-cell>
          <table:table-cell table:formula="of:=IF(COUNTIF([.C$3:.C53];[.C54])&gt;0;[.D53];[.D53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5]*[.A55]*3+[.A55]" office:value-type="float" office:value="8164" calcext:value-type="float">
            <text:p>8164</text:p>
          </table:table-cell>
          <table:table-cell table:formula="of:=MOD([.B55];11)" office:value-type="float" office:value="2" calcext:value-type="float">
            <text:p>2</text:p>
          </table:table-cell>
          <table:table-cell table:formula="of:=IF(COUNTIF([.C$3:.C54];[.C55])&gt;0;[.D54];[.D54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6]*[.A56]*3+[.A56]" office:value-type="float" office:value="8480" calcext:value-type="float">
            <text:p>8480</text:p>
          </table:table-cell>
          <table:table-cell table:formula="of:=MOD([.B56];11)" office:value-type="float" office:value="10" calcext:value-type="float">
            <text:p>10</text:p>
          </table:table-cell>
          <table:table-cell table:formula="of:=IF(COUNTIF([.C$3:.C55];[.C56])&gt;0;[.D55];[.D55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7]*[.A57]*3+[.A57]" office:value-type="float" office:value="8802" calcext:value-type="float">
            <text:p>8802</text:p>
          </table:table-cell>
          <table:table-cell table:formula="of:=MOD([.B57];11)" office:value-type="float" office:value="2" calcext:value-type="float">
            <text:p>2</text:p>
          </table:table-cell>
          <table:table-cell table:formula="of:=IF(COUNTIF([.C$3:.C56];[.C57])&gt;0;[.D56];[.D56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8]*[.A58]*3+[.A58]" office:value-type="float" office:value="9130" calcext:value-type="float">
            <text:p>9130</text:p>
          </table:table-cell>
          <table:table-cell table:formula="of:=MOD([.B58];11)" office:value-type="float" office:value="0" calcext:value-type="float">
            <text:p>0</text:p>
          </table:table-cell>
          <table:table-cell table:formula="of:=IF(COUNTIF([.C$3:.C57];[.C58])&gt;0;[.D57];[.D57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9]*[.A59]*3+[.A59]" office:value-type="float" office:value="9464" calcext:value-type="float">
            <text:p>9464</text:p>
          </table:table-cell>
          <table:table-cell table:formula="of:=MOD([.B59];11)" office:value-type="float" office:value="4" calcext:value-type="float">
            <text:p>4</text:p>
          </table:table-cell>
          <table:table-cell table:formula="of:=IF(COUNTIF([.C$3:.C58];[.C59])&gt;0;[.D58];[.D58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0]*[.A60]*3+[.A60]" office:value-type="float" office:value="9804" calcext:value-type="float">
            <text:p>9804</text:p>
          </table:table-cell>
          <table:table-cell table:formula="of:=MOD([.B60];11)" office:value-type="float" office:value="3" calcext:value-type="float">
            <text:p>3</text:p>
          </table:table-cell>
          <table:table-cell table:formula="of:=IF(COUNTIF([.C$3:.C59];[.C60])&gt;0;[.D59];[.D59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1]*[.A61]*3+[.A61]" office:value-type="float" office:value="10150" calcext:value-type="float">
            <text:p>10150</text:p>
          </table:table-cell>
          <table:table-cell table:formula="of:=MOD([.B61];11)" office:value-type="float" office:value="8" calcext:value-type="float">
            <text:p>8</text:p>
          </table:table-cell>
          <table:table-cell table:formula="of:=IF(COUNTIF([.C$3:.C60];[.C61])&gt;0;[.D60];[.D60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2]*[.A62]*3+[.A62]" office:value-type="float" office:value="10502" calcext:value-type="float">
            <text:p>10502</text:p>
          </table:table-cell>
          <table:table-cell table:formula="of:=MOD([.B62];11)" office:value-type="float" office:value="8" calcext:value-type="float">
            <text:p>8</text:p>
          </table:table-cell>
          <table:table-cell table:formula="of:=IF(COUNTIF([.C$3:.C61];[.C62])&gt;0;[.D61];[.D61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3]*[.A63]*3+[.A63]" office:value-type="float" office:value="10860" calcext:value-type="float">
            <text:p>10860</text:p>
          </table:table-cell>
          <table:table-cell table:formula="of:=MOD([.B63];11)" office:value-type="float" office:value="3" calcext:value-type="float">
            <text:p>3</text:p>
          </table:table-cell>
          <table:table-cell table:formula="of:=IF(COUNTIF([.C$3:.C62];[.C63])&gt;0;[.D62];[.D62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4]*[.A64]*3+[.A64]" office:value-type="float" office:value="11224" calcext:value-type="float">
            <text:p>11224</text:p>
          </table:table-cell>
          <table:table-cell table:formula="of:=MOD([.B64];11)" office:value-type="float" office:value="4" calcext:value-type="float">
            <text:p>4</text:p>
          </table:table-cell>
          <table:table-cell table:formula="of:=IF(COUNTIF([.C$3:.C63];[.C64])&gt;0;[.D63];[.D63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5]*[.A65]*3+[.A65]" office:value-type="float" office:value="11594" calcext:value-type="float">
            <text:p>11594</text:p>
          </table:table-cell>
          <table:table-cell table:formula="of:=MOD([.B65];11)" office:value-type="float" office:value="0" calcext:value-type="float">
            <text:p>0</text:p>
          </table:table-cell>
          <table:table-cell table:formula="of:=IF(COUNTIF([.C$3:.C64];[.C65])&gt;0;[.D64];[.D64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6]*[.A66]*3+[.A66]" office:value-type="float" office:value="11970" calcext:value-type="float">
            <text:p>11970</text:p>
          </table:table-cell>
          <table:table-cell table:formula="of:=MOD([.B66];11)" office:value-type="float" office:value="2" calcext:value-type="float">
            <text:p>2</text:p>
          </table:table-cell>
          <table:table-cell table:formula="of:=IF(COUNTIF([.C$3:.C65];[.C66])&gt;0;[.D65];[.D65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7]*[.A67]*3+[.A67]" office:value-type="float" office:value="12352" calcext:value-type="float">
            <text:p>12352</text:p>
          </table:table-cell>
          <table:table-cell table:formula="of:=MOD([.B67];11)" office:value-type="float" office:value="10" calcext:value-type="float">
            <text:p>10</text:p>
          </table:table-cell>
          <table:table-cell table:formula="of:=IF(COUNTIF([.C$3:.C66];[.C67])&gt;0;[.D66];[.D66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8]*[.A68]*3+[.A68]" office:value-type="float" office:value="12740" calcext:value-type="float">
            <text:p>12740</text:p>
          </table:table-cell>
          <table:table-cell table:formula="of:=MOD([.B68];11)" office:value-type="float" office:value="2" calcext:value-type="float">
            <text:p>2</text:p>
          </table:table-cell>
          <table:table-cell table:formula="of:=IF(COUNTIF([.C$3:.C67];[.C68])&gt;0;[.D67];[.D67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9]*[.A69]*3+[.A69]" office:value-type="float" office:value="13134" calcext:value-type="float">
            <text:p>13134</text:p>
          </table:table-cell>
          <table:table-cell table:formula="of:=MOD([.B69];11)" office:value-type="float" office:value="0" calcext:value-type="float">
            <text:p>0</text:p>
          </table:table-cell>
          <table:table-cell table:formula="of:=IF(COUNTIF([.C$3:.C68];[.C69])&gt;0;[.D68];[.D68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0]*[.A70]*3+[.A70]" office:value-type="float" office:value="13534" calcext:value-type="float">
            <text:p>13534</text:p>
          </table:table-cell>
          <table:table-cell table:formula="of:=MOD([.B70];11)" office:value-type="float" office:value="4" calcext:value-type="float">
            <text:p>4</text:p>
          </table:table-cell>
          <table:table-cell table:formula="of:=IF(COUNTIF([.C$3:.C69];[.C70])&gt;0;[.D69];[.D69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1]*[.A71]*3+[.A71]" office:value-type="float" office:value="13940" calcext:value-type="float">
            <text:p>13940</text:p>
          </table:table-cell>
          <table:table-cell table:formula="of:=MOD([.B71];11)" office:value-type="float" office:value="3" calcext:value-type="float">
            <text:p>3</text:p>
          </table:table-cell>
          <table:table-cell table:formula="of:=IF(COUNTIF([.C$3:.C70];[.C71])&gt;0;[.D70];[.D70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2]*[.A72]*3+[.A72]" office:value-type="float" office:value="14352" calcext:value-type="float">
            <text:p>14352</text:p>
          </table:table-cell>
          <table:table-cell table:formula="of:=MOD([.B72];11)" office:value-type="float" office:value="8" calcext:value-type="float">
            <text:p>8</text:p>
          </table:table-cell>
          <table:table-cell table:formula="of:=IF(COUNTIF([.C$3:.C71];[.C72])&gt;0;[.D71];[.D71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3]*[.A73]*3+[.A73]" office:value-type="float" office:value="14770" calcext:value-type="float">
            <text:p>14770</text:p>
          </table:table-cell>
          <table:table-cell table:formula="of:=MOD([.B73];11)" office:value-type="float" office:value="8" calcext:value-type="float">
            <text:p>8</text:p>
          </table:table-cell>
          <table:table-cell table:formula="of:=IF(COUNTIF([.C$3:.C72];[.C73])&gt;0;[.D72];[.D72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4]*[.A74]*3+[.A74]" office:value-type="float" office:value="15194" calcext:value-type="float">
            <text:p>15194</text:p>
          </table:table-cell>
          <table:table-cell table:formula="of:=MOD([.B74];11)" office:value-type="float" office:value="3" calcext:value-type="float">
            <text:p>3</text:p>
          </table:table-cell>
          <table:table-cell table:formula="of:=IF(COUNTIF([.C$3:.C73];[.C74])&gt;0;[.D73];[.D73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5]*[.A75]*3+[.A75]" office:value-type="float" office:value="15624" calcext:value-type="float">
            <text:p>15624</text:p>
          </table:table-cell>
          <table:table-cell table:formula="of:=MOD([.B75];11)" office:value-type="float" office:value="4" calcext:value-type="float">
            <text:p>4</text:p>
          </table:table-cell>
          <table:table-cell table:formula="of:=IF(COUNTIF([.C$3:.C74];[.C75])&gt;0;[.D74];[.D74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6]*[.A76]*3+[.A76]" office:value-type="float" office:value="16060" calcext:value-type="float">
            <text:p>16060</text:p>
          </table:table-cell>
          <table:table-cell table:formula="of:=MOD([.B76];11)" office:value-type="float" office:value="0" calcext:value-type="float">
            <text:p>0</text:p>
          </table:table-cell>
          <table:table-cell table:formula="of:=IF(COUNTIF([.C$3:.C75];[.C76])&gt;0;[.D75];[.D75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7]*[.A77]*3+[.A77]" office:value-type="float" office:value="16502" calcext:value-type="float">
            <text:p>16502</text:p>
          </table:table-cell>
          <table:table-cell table:formula="of:=MOD([.B77];11)" office:value-type="float" office:value="2" calcext:value-type="float">
            <text:p>2</text:p>
          </table:table-cell>
          <table:table-cell table:formula="of:=IF(COUNTIF([.C$3:.C76];[.C77])&gt;0;[.D76];[.D76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8]*[.A78]*3+[.A78]" office:value-type="float" office:value="16950" calcext:value-type="float">
            <text:p>16950</text:p>
          </table:table-cell>
          <table:table-cell table:formula="of:=MOD([.B78];11)" office:value-type="float" office:value="10" calcext:value-type="float">
            <text:p>10</text:p>
          </table:table-cell>
          <table:table-cell table:formula="of:=IF(COUNTIF([.C$3:.C77];[.C78])&gt;0;[.D77];[.D77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9]*[.A79]*3+[.A79]" office:value-type="float" office:value="17404" calcext:value-type="float">
            <text:p>17404</text:p>
          </table:table-cell>
          <table:table-cell table:formula="of:=MOD([.B79];11)" office:value-type="float" office:value="2" calcext:value-type="float">
            <text:p>2</text:p>
          </table:table-cell>
          <table:table-cell table:formula="of:=IF(COUNTIF([.C$3:.C78];[.C79])&gt;0;[.D78];[.D78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0]*[.A80]*3+[.A80]" office:value-type="float" office:value="17864" calcext:value-type="float">
            <text:p>17864</text:p>
          </table:table-cell>
          <table:table-cell table:formula="of:=MOD([.B80];11)" office:value-type="float" office:value="0" calcext:value-type="float">
            <text:p>0</text:p>
          </table:table-cell>
          <table:table-cell table:formula="of:=IF(COUNTIF([.C$3:.C79];[.C80])&gt;0;[.D79];[.D79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1]*[.A81]*3+[.A81]" office:value-type="float" office:value="18330" calcext:value-type="float">
            <text:p>18330</text:p>
          </table:table-cell>
          <table:table-cell table:formula="of:=MOD([.B81];11)" office:value-type="float" office:value="4" calcext:value-type="float">
            <text:p>4</text:p>
          </table:table-cell>
          <table:table-cell table:formula="of:=IF(COUNTIF([.C$3:.C80];[.C81])&gt;0;[.D80];[.D80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2]*[.A82]*3+[.A82]" office:value-type="float" office:value="18802" calcext:value-type="float">
            <text:p>18802</text:p>
          </table:table-cell>
          <table:table-cell table:formula="of:=MOD([.B82];11)" office:value-type="float" office:value="3" calcext:value-type="float">
            <text:p>3</text:p>
          </table:table-cell>
          <table:table-cell table:formula="of:=IF(COUNTIF([.C$3:.C81];[.C82])&gt;0;[.D81];[.D81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3]*[.A83]*3+[.A83]" office:value-type="float" office:value="19280" calcext:value-type="float">
            <text:p>19280</text:p>
          </table:table-cell>
          <table:table-cell table:formula="of:=MOD([.B83];11)" office:value-type="float" office:value="8" calcext:value-type="float">
            <text:p>8</text:p>
          </table:table-cell>
          <table:table-cell table:formula="of:=IF(COUNTIF([.C$3:.C82];[.C83])&gt;0;[.D82];[.D82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4]*[.A84]*3+[.A84]" office:value-type="float" office:value="19764" calcext:value-type="float">
            <text:p>19764</text:p>
          </table:table-cell>
          <table:table-cell table:formula="of:=MOD([.B84];11)" office:value-type="float" office:value="8" calcext:value-type="float">
            <text:p>8</text:p>
          </table:table-cell>
          <table:table-cell table:formula="of:=IF(COUNTIF([.C$3:.C83];[.C84])&gt;0;[.D83];[.D83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5]*[.A85]*3+[.A85]" office:value-type="float" office:value="20254" calcext:value-type="float">
            <text:p>20254</text:p>
          </table:table-cell>
          <table:table-cell table:formula="of:=MOD([.B85];11)" office:value-type="float" office:value="3" calcext:value-type="float">
            <text:p>3</text:p>
          </table:table-cell>
          <table:table-cell table:formula="of:=IF(COUNTIF([.C$3:.C84];[.C85])&gt;0;[.D84];[.D84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6]*[.A86]*3+[.A86]" office:value-type="float" office:value="20750" calcext:value-type="float">
            <text:p>20750</text:p>
          </table:table-cell>
          <table:table-cell table:formula="of:=MOD([.B86];11)" office:value-type="float" office:value="4" calcext:value-type="float">
            <text:p>4</text:p>
          </table:table-cell>
          <table:table-cell table:formula="of:=IF(COUNTIF([.C$3:.C85];[.C86])&gt;0;[.D85];[.D85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7]*[.A87]*3+[.A87]" office:value-type="float" office:value="21252" calcext:value-type="float">
            <text:p>21252</text:p>
          </table:table-cell>
          <table:table-cell table:formula="of:=MOD([.B87];11)" office:value-type="float" office:value="0" calcext:value-type="float">
            <text:p>0</text:p>
          </table:table-cell>
          <table:table-cell table:formula="of:=IF(COUNTIF([.C$3:.C86];[.C87])&gt;0;[.D86];[.D86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8]*[.A88]*3+[.A88]" office:value-type="float" office:value="21760" calcext:value-type="float">
            <text:p>21760</text:p>
          </table:table-cell>
          <table:table-cell table:formula="of:=MOD([.B88];11)" office:value-type="float" office:value="2" calcext:value-type="float">
            <text:p>2</text:p>
          </table:table-cell>
          <table:table-cell table:formula="of:=IF(COUNTIF([.C$3:.C87];[.C88])&gt;0;[.D87];[.D87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9]*[.A89]*3+[.A89]" office:value-type="float" office:value="22274" calcext:value-type="float">
            <text:p>22274</text:p>
          </table:table-cell>
          <table:table-cell table:formula="of:=MOD([.B89];11)" office:value-type="float" office:value="10" calcext:value-type="float">
            <text:p>10</text:p>
          </table:table-cell>
          <table:table-cell table:formula="of:=IF(COUNTIF([.C$3:.C88];[.C89])&gt;0;[.D88];[.D88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0]*[.A90]*3+[.A90]" office:value-type="float" office:value="22794" calcext:value-type="float">
            <text:p>22794</text:p>
          </table:table-cell>
          <table:table-cell table:formula="of:=MOD([.B90];11)" office:value-type="float" office:value="2" calcext:value-type="float">
            <text:p>2</text:p>
          </table:table-cell>
          <table:table-cell table:formula="of:=IF(COUNTIF([.C$3:.C89];[.C90])&gt;0;[.D89];[.D89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1]*[.A91]*3+[.A91]" office:value-type="float" office:value="23320" calcext:value-type="float">
            <text:p>23320</text:p>
          </table:table-cell>
          <table:table-cell table:formula="of:=MOD([.B91];11)" office:value-type="float" office:value="0" calcext:value-type="float">
            <text:p>0</text:p>
          </table:table-cell>
          <table:table-cell table:formula="of:=IF(COUNTIF([.C$3:.C90];[.C91])&gt;0;[.D90];[.D90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2]*[.A92]*3+[.A92]" office:value-type="float" office:value="23852" calcext:value-type="float">
            <text:p>23852</text:p>
          </table:table-cell>
          <table:table-cell table:formula="of:=MOD([.B92];11)" office:value-type="float" office:value="4" calcext:value-type="float">
            <text:p>4</text:p>
          </table:table-cell>
          <table:table-cell table:formula="of:=IF(COUNTIF([.C$3:.C91];[.C92])&gt;0;[.D91];[.D91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3]*[.A93]*3+[.A93]" office:value-type="float" office:value="24390" calcext:value-type="float">
            <text:p>24390</text:p>
          </table:table-cell>
          <table:table-cell table:formula="of:=MOD([.B93];11)" office:value-type="float" office:value="3" calcext:value-type="float">
            <text:p>3</text:p>
          </table:table-cell>
          <table:table-cell table:formula="of:=IF(COUNTIF([.C$3:.C92];[.C93])&gt;0;[.D92];[.D92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4]*[.A94]*3+[.A94]" office:value-type="float" office:value="24934" calcext:value-type="float">
            <text:p>24934</text:p>
          </table:table-cell>
          <table:table-cell table:formula="of:=MOD([.B94];11)" office:value-type="float" office:value="8" calcext:value-type="float">
            <text:p>8</text:p>
          </table:table-cell>
          <table:table-cell table:formula="of:=IF(COUNTIF([.C$3:.C93];[.C94])&gt;0;[.D93];[.D93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5]*[.A95]*3+[.A95]" office:value-type="float" office:value="25484" calcext:value-type="float">
            <text:p>25484</text:p>
          </table:table-cell>
          <table:table-cell table:formula="of:=MOD([.B95];11)" office:value-type="float" office:value="8" calcext:value-type="float">
            <text:p>8</text:p>
          </table:table-cell>
          <table:table-cell table:formula="of:=IF(COUNTIF([.C$3:.C94];[.C95])&gt;0;[.D94];[.D94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6]*[.A96]*3+[.A96]" office:value-type="float" office:value="26040" calcext:value-type="float">
            <text:p>26040</text:p>
          </table:table-cell>
          <table:table-cell table:formula="of:=MOD([.B96];11)" office:value-type="float" office:value="3" calcext:value-type="float">
            <text:p>3</text:p>
          </table:table-cell>
          <table:table-cell table:formula="of:=IF(COUNTIF([.C$3:.C95];[.C96])&gt;0;[.D95];[.D95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7]*[.A97]*3+[.A97]" office:value-type="float" office:value="26602" calcext:value-type="float">
            <text:p>26602</text:p>
          </table:table-cell>
          <table:table-cell table:formula="of:=MOD([.B97];11)" office:value-type="float" office:value="4" calcext:value-type="float">
            <text:p>4</text:p>
          </table:table-cell>
          <table:table-cell table:formula="of:=IF(COUNTIF([.C$3:.C96];[.C97])&gt;0;[.D96];[.D96]+1)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L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text>x = </number:text>
      <number:number number:decimal-places="4" loext:min-decimal-places="4" number:min-integer-digits="1"/>
    </number:number-style>
    <number:number-style style:name="N108">
      <number:text>m = </number:text>
      <number:number number:decimal-places="0" loext:min-decimal-places="0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15:03:04.53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53:56.809000000</meta:creation-date>
    <dc:date>2019-05-16T17:07:23.416000000</dc:date>
    <meta:editing-duration>PT3H41M14S</meta:editing-duration>
    <meta:editing-cycles>8</meta:editing-cycles>
    <meta:generator>LibreOffice/5.4.7.2$Windows_X86_64 LibreOffice_project/c838ef25c16710f8838b1faec480ebba495259d0</meta:generator>
    <meta:document-statistic meta:table-count="2" meta:cell-count="450" meta:object-count="0"/>
  </office:meta>
</office:document-meta>
</file>